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0pt" officeooo:rsid="00005cb3" officeooo:paragraph-rsid="00005cb3" style:font-size-asian="10pt" style:font-size-complex="10pt"/>
    </style:style>
    <style:style style:name="P2" style:family="paragraph" style:parent-style-name="Standard">
      <style:paragraph-properties fo:text-align="center" style:justify-single-word="false"/>
      <style:text-properties fo:font-size="8pt" officeooo:rsid="00005cb3" officeooo:paragraph-rsid="00005cb3" style:font-size-asian="8pt" style:font-size-complex="8pt"/>
    </style:style>
    <style:style style:name="P3" style:family="paragraph" style:parent-style-name="Standard">
      <style:paragraph-properties fo:text-align="start" style:justify-single-word="false"/>
      <style:text-properties fo:font-size="8pt" officeooo:rsid="00005cb3" officeooo:paragraph-rsid="00005cb3" style:font-size-asian="8pt" style:font-size-complex="8pt"/>
    </style:style>
    <style:style style:name="T1" style:family="text">
      <style:text-properties fo:font-size="8pt" style:font-size-asian="8pt" style:font-size-complex="8pt"/>
    </style:style>
    <style:style style:name="T2" style:family="text">
      <style:text-properties officeooo:rsid="00022b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SSA TALET 2</text:p>
      <text:p text:style-name="P2"/>
      <text:p text:style-name="P3">This program is asking a user to guess what the randomly generated number is, the user will be able to guess what number it is until they are right, it will have layers to it, so that it indicates the user that they are close to getting right and when they are, they are met with a message and a prompt that the program has ended and is exiting with the indication that if the user want to play it again, they will have to restart the program. </text:p>
      <text:p text:style-name="P3"/>
      <text:p text:style-name="P3">BEGIN</text:p>
      <text:p text:style-name="P3"><text:tab/>OUTPUT &gt; “GISSA TALET”</text:p>
      <text:p text:style-name="P3"><text:tab/>OUTPUT &gt; “Du ska nu gissa på ett tal mellan 1 och 100.” </text:p>
      <text:p text:style-name="P3"><text:tab/></text:p>
      <text:p text:style-name="P3"><text:tab/>Random Number Generated;</text:p>
      <text:p text:style-name="P3"><text:tab/>INTEGER rndNR value is Number</text:p>
      <text:p text:style-name="P3"><text:tab/>INTEGER userInput value is 0</text:p>
      <text:p text:style-name="P3"><text:line-break/><text:tab/>INTEGER index value is 0<text:line-break/></text:p>
      <text:p text:style-name="P3"><text:tab/>DO<text:tab/></text:p>
      <text:p text:style-name="P3"><text:tab/><text:tab/>OUTPUT &gt; “Skriv in ett tal: “ <text:s/></text:p>
      <text:p text:style-name="P3"><text:tab/><text:tab/>INPUT &gt; userInput</text:p>
      <text:p text:style-name="P3"><text:tab/><text:tab/><text:tab/><text:tab/><text:line-break/><text:tab/><text:tab/>INTEGER difference is rndNR minus userInput<text:line-break/></text:p>
      <text:p text:style-name="P3"><text:tab/><text:tab/>IF userinput is less then 1 and more then 101</text:p>
      <text:p text:style-name="P3"><text:tab/><text:tab/><text:tab/>IF userInput is equal to rndNR</text:p>
      <text:p text:style-name="P3"><text:tab/><text:tab/><text:tab/><text:tab/>OUTPUT &gt; “Grattis! - Du gissade rätt, och behövde x antal gissningar på dig.”</text:p>
      <text:p text:style-name="P3"><text:tab/><text:tab/><text:tab/>ELSE IF userInput is less then rndNR</text:p>
      <text:p text:style-name="P3"><text:tab/><text:tab/><text:tab/><text:tab/>IF difference is within 5 of rndNR</text:p>
      <text:p text:style-name="P3"><text:tab/><text:tab/><text:tab/><text:tab/><text:tab/>OUTPUT &gt; “Ditt tal var för litet. Gissa på ett större tal.” and<text:line-break/><text:tab/><text:tab/><text:tab/><text:tab/><text:tab/><text:tab/> <text:s/>“Du är dock nära! Det bränns.”</text:p>
      <text:p text:style-name="P3"><text:tab/><text:tab/><text:tab/><text:tab/>ELSE </text:p>
      <text:p text:style-name="P3"><text:tab/><text:tab/><text:tab/><text:tab/><text:tab/>OUTPUT &gt; “Ditt tal var för litet. Gissa på ett större tal.”</text:p>
      <text:p text:style-name="P3"><text:tab/><text:tab/><text:tab/>ELSE IF userInput is more then rndNR</text:p>
      <text:p text:style-name="P3"><text:tab/><text:tab/><text:tab/><text:tab/>IF difference is within 5 of rndNR</text:p>
      <text:p text:style-name="P3"><text:tab/><text:tab/><text:tab/><text:tab/><text:tab/>OUTPUT &gt; “Ditt tal var för högt. Gissa på ett mindre tal.” and</text:p>
      <text:p text:style-name="P3"><text:tab/><text:tab/><text:tab/><text:tab/><text:tab/><text:tab/> <text:s/>“Du är dock nära! Det bränns.”</text:p>
      <text:p text:style-name="P3"><text:tab/><text:tab/><text:tab/><text:tab/>ELSE</text:p>
      <text:p text:style-name="P3"><text:tab/><text:tab/><text:tab/><text:tab/><text:tab/>OUTPUT &gt; “Ditt tal var för högt. Gissa på ett mindre tal.”</text:p>
      <text:p text:style-name="P3"><text:tab/><text:tab/>ELSE</text:p>
      <text:p text:style-name="P3"><text:tab/><text:tab/><text:tab/>OUTPUT &gt; “Du måste välja ett tal mellan 1 och 100!”</text:p>
      <text:p text:style-name="P3"><text:tab/><text:tab/>ADD 1 to index</text:p>
      <text:p text:style-name="P3"><text:tab/><text:tab/><text:tab/></text:p>
      <text:p text:style-name="P3"><text:tab/>WHILE userInput is not equal to rndNR <text:span text:style-name="T2">repeat loop</text:span></text:p>
      <text:p text:style-name="P3"><text:tab/></text:p>
      <text:p text:style-name="P3"><text:tab/>OUTPUT &gt; “Tack för att du spelat: GISSA TALET!” and</text:p>
      <text:p text:style-name="P3"><text:tab/><text:tab/> <text:s/>“Om du vill spela det igen är det bara att starta programmet igen.” and</text:p>
      <text:p text:style-name="P3"><text:tab/><text:tab/> <text:s/>“Tryck ENTER för att AVSLUTA programmet.</text:p>
      <text:p text:style-name="P3"><text:tab/></text:p>
      <text:p text:style-name="P3">EN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Källor:<text:line-break/><text:line-break/></text:span><text:a xlink:type="simple" xlink:href="https://www.code4example.com/pseudocode/pseudocode-examples/" text:style-name="Internet_20_link" text:visited-style-name="Visited_20_Internet_20_Link"><text:span text:style-name="T1">https://www.code4example.com/pseudocode/pseudocode-examples/</text:span></text:a></text:p>
      <text:p text:style-name="P1"><text:a xlink:type="simple" xlink:href="https://www.wikihow.com/Write-Pseudocode" text:style-name="Internet_20_link" text:visited-style-name="Visited_20_Internet_20_Link"><text:span text:style-name="T1">https://www.wikihow.com/Write-Pseudocode</text:span></text:a></text:p>
      <text:p text:style-name="P1"><text:a xlink:type="simple" xlink:href="https://www.geeksforgeeks.org/what-is-pseudocode-a-complete-tutorial/" text:style-name="Internet_20_link" text:visited-style-name="Visited_20_Internet_20_Link"><text:span text:style-name="T1">https://www.geeksforgeeks.org/what-is-pseudocode-a-complete-tutorial/</text:span></text: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7T15:51:13.225000000</meta:creation-date>
    <dc:date>2023-03-17T17:40:24.107000000</dc:date>
    <meta:editing-duration>PT1H49M11S</meta:editing-duration>
    <meta:editing-cycles>2</meta:editing-cycles>
    <meta:generator>LibreOffice/7.5.0.3$Windows_X86_64 LibreOffice_project/c21113d003cd3efa8c53188764377a8272d9d6de</meta:generator>
    <meta:document-statistic meta:table-count="0" meta:image-count="0" meta:object-count="0" meta:page-count="2" meta:paragraph-count="42" meta:word-count="326" meta:character-count="1915" meta:non-whitespace-character-count="1509"/>
  </office:meta>
</office:document-meta>
</file>